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normal" officeooo:rsid="001ba1d1" officeooo:paragraph-rsid="001ba1d1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rsid="001f5966" officeooo:paragraph-rsid="001f596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2ceee" officeooo:paragraph-rsid="0012ceee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ba1d1" officeooo:paragraph-rsid="001ba1d1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ba1d1" officeooo:paragraph-rsid="001ba1d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2ceee" officeooo:paragraph-rsid="0012cee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124d10" officeooo:paragraph-rsid="00124d10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21f47" officeooo:paragraph-rsid="00121f47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2390b" officeooo:paragraph-rsid="0012390b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1fd4c" officeooo:paragraph-rsid="0010554f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05804" officeooo:paragraph-rsid="0010554f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italic" officeooo:rsid="0003a60d" officeooo:paragraph-rsid="0010554f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3a60d" officeooo:paragraph-rsid="0010554f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7e913" officeooo:paragraph-rsid="0010554f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0554f" officeooo:paragraph-rsid="0010554f"/>
    </style:style>
    <style:style style:name="P16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2ceee" officeooo:paragraph-rsid="0012ceee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/>
      <style:text-properties style:font-name="Arial" fo:font-weight="normal" officeooo:rsid="00202973" officeooo:paragraph-rsid="00202973" style:font-weight-asian="normal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Arial" officeooo:rsid="0012ceee" officeooo:paragraph-rsid="0012ceee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Arial" officeooo:rsid="00121f47" officeooo:paragraph-rsid="00121f47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Arial" officeooo:rsid="0012390b" officeooo:paragraph-rsid="0012390b"/>
    </style:style>
    <style:style style:name="P23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font-name="Arial" fo:font-weight="bold" officeooo:rsid="001ce508" officeooo:paragraph-rsid="001ce508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ce508" officeooo:paragraph-rsid="001ce508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d1c67" officeooo:paragraph-rsid="001d1c67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e4998" officeooo:paragraph-rsid="001e4998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f5966" officeooo:paragraph-rsid="001f5966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1ba1d1" officeooo:paragraph-rsid="001ba1d1" style:font-weight-asian="normal" style:font-weight-complex="normal"/>
    </style:style>
    <style:style style:name="P31" style:family="paragraph" style:parent-style-name="Standard" style:list-style-name="L1" style:master-page-name="">
      <loext:graphic-properties draw:fill="none"/>
      <style:paragraph-properties fo:margin-left="1.7cm" fo:margin-right="0cm" fo:text-align="justify" style:justify-single-word="false" fo:text-indent="-0.499cm" style:auto-text-indent="false" style:page-number="auto" fo:background-color="transparent"/>
      <style:text-properties style:font-name="Arial" fo:font-weight="normal" officeooo:rsid="0012ceee" officeooo:paragraph-rsid="0012ceee" style:font-weight-asian="normal" style:font-weight-complex="normal"/>
    </style:style>
    <style:style style:name="P32" style:family="paragraph" style:parent-style-name="Standard" style:list-style-name="L1">
      <loext:graphic-properties draw:fill="none"/>
      <style:paragraph-properties fo:margin-left="1.7cm" fo:margin-right="0cm" fo:text-align="justify" style:justify-single-word="false" fo:text-indent="-0.499cm" style:auto-text-indent="false" fo:background-color="transparent"/>
      <style:text-properties style:font-name="Arial" fo:font-weight="normal" officeooo:rsid="00146266" officeooo:paragraph-rsid="00146266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bold" officeooo:rsid="001ba1d1" officeooo:paragraph-rsid="001ba1d1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293fa" officeooo:paragraph-rsid="002293fa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0d3a" officeooo:paragraph-rsid="00230d3a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afdf" officeooo:paragraph-rsid="0023afdf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style:font-name="Arial" fo:font-weight="normal" officeooo:rsid="0023decf" officeooo:paragraph-rsid="0023decf" style:font-weight-asian="normal" style:font-weight-complex="normal"/>
    </style:style>
    <style:style style:name="T1" style:family="text">
      <style:text-properties officeooo:rsid="0007e913"/>
    </style:style>
    <style:style style:name="T2" style:family="text">
      <style:text-properties officeooo:rsid="0003a60d"/>
    </style:style>
    <style:style style:name="T3" style:family="text">
      <style:text-properties officeooo:rsid="00054e6d"/>
    </style:style>
    <style:style style:name="T4" style:family="text">
      <style:text-properties officeooo:rsid="0007a07a"/>
    </style:style>
    <style:style style:name="T5" style:family="text">
      <style:text-properties officeooo:rsid="0000714a"/>
    </style:style>
    <style:style style:name="T6" style:family="text">
      <style:text-properties officeooo:rsid="0012390b"/>
    </style:style>
    <style:style style:name="T7" style:family="text">
      <style:text-properties officeooo:rsid="00126cc1"/>
    </style:style>
    <style:style style:name="T8" style:family="text">
      <style:text-properties officeooo:rsid="00146266"/>
    </style:style>
    <style:style style:name="T9" style:family="text">
      <style:text-properties officeooo:rsid="00156d41"/>
    </style:style>
    <style:style style:name="T10" style:family="text">
      <style:text-properties officeooo:rsid="001ba1d1"/>
    </style:style>
    <style:style style:name="T11" style:family="text">
      <style:text-properties officeooo:rsid="001ce508"/>
    </style:style>
    <style:style style:name="T12" style:family="text">
      <style:text-properties officeooo:rsid="001d1c67"/>
    </style:style>
    <style:style style:name="T13" style:family="text">
      <style:text-properties officeooo:rsid="001f5966"/>
    </style:style>
    <style:style style:name="T14" style:family="text">
      <style:text-properties officeooo:rsid="00202973"/>
    </style:style>
    <style:style style:name="T15" style:family="text">
      <style:text-properties officeooo:rsid="0020e42f"/>
    </style:style>
    <style:style style:name="T16" style:family="text">
      <style:text-properties officeooo:rsid="00230d3a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todolo<text:span text:style-name="T6">g</text:span>ia</text:p>
      <text:p text:style-name="P8"/>
      <text:p text:style-name="P9">O que será feito:</text:p>
      <text:p text:style-name="P10"/>
      <text:p text:style-name="P11">[Aquisição/Coleta de Evidências] </text:p>
      <text:p text:style-name="P12">In Vivo</text:p>
      <text:p text:style-name="P11"><text:tab/><text:span text:style-name="T2">Dump de memória – coletar dados da memória RAM</text:span></text:p>
      <text:p text:style-name="P11"><text:tab/><text:span text:style-name="T2">Identificação do ambiente – Info de HW, SW, horário, etc.</text:span></text:p>
      <text:p text:style-name="P11"/>
      <text:p text:style-name="P12">Post Mortem</text:p>
      <text:p text:style-name="P13"><text:tab/>Preparação da midia para coleta de dados – <text:span text:style-name="T3">wipe na midia de trabalho</text:span></text:p>
      <text:p text:style-name="P11"><text:tab/><text:span text:style-name="T2">Coletando os dados para a midia de trabalho - duplicação</text:span></text:p>
      <text:p text:style-name="P11"><text:tab/><text:span text:style-name="T2">Garantindo a integridade da mídia – hash</text:span></text:p>
      <text:p text:style-name="P11"><text:tab/><text:span text:style-name="T2">Cadeia de custódia sobre a evidência coletada</text:span></text:p>
      <text:p text:style-name="P11"/>
      <text:p text:style-name="P11">[Exame/Identificação de Evidências]<text:tab/><text:tab/></text:p>
      <text:p text:style-name="P11"><text:tab/><text:span text:style-name="T2">Encontrar todos os arquivos existentes na midia – arquivos ocultos</text:span></text:p>
      <text:p text:style-name="P11"><text:tab/><text:span text:style-name="T3">Recuperar arquivos deletados</text:span></text:p>
      <text:p text:style-name="P11"><text:tab/><text:span text:style-name="T3">Linkar arquivos com seus respectivos proprietários (aplicações ou de sistema)</text:span></text:p>
      <text:p text:style-name="P11"><text:tab/></text:p>
      <text:p text:style-name="P11">[Análise/Avaliação de Evidências]</text:p>
      <text:p text:style-name="P11"><text:tab/><text:span text:style-name="T2">Extrair arquivos – arquivos comprimidos c/ ou s/ senha</text:span><text:tab/></text:p>
      <text:p text:style-name="P11"><text:tab/><text:span text:style-name="T4">Filtrar arquivos indexados</text:span></text:p>
      <text:p text:style-name="P11"><text:span text:style-name="T5">[Apresentação de Evidências/Provas]</text:span><text:tab/></text:p>
      <text:p text:style-name="P11"><text:tab/><text:span text:style-name="T1">Formato</text:span></text:p>
      <text:p text:style-name="P11"><text:tab/><text:span text:style-name="T1">Midia utilizada</text:span></text:p>
      <text:p text:style-name="P14"><text:tab/>Procedimentos utilizados</text:p>
      <text:p text:style-name="P11"><text:tab/><text:span text:style-name="T1">Técnicas periciais utilizadas</text:span></text:p>
      <text:p text:style-name="P11"><text:tab/><text:span text:style-name="T1">Aplicações utilizadas</text:span></text:p>
      <text:p text:style-name="P11"><text:tab/><text:span text:style-name="T1">Anexar midias</text:span></text:p>
      <text:p text:style-name="P20">Glossário</text:p>
      <text:p text:style-name="P3"/>
      <text:p text:style-name="P3">LiveCD</text:p>
      <text:p text:style-name="P4">Unix</text:p>
      <text:p text:style-name="P4">Virtualização</text:p>
      <text:p text:style-name="P21">Metodologia</text:p>
      <text:p text:style-name="P15"/>
      <text:p text:style-name="P6">1. [FDTK]</text:p>
      <text:p text:style-name="P7">Neste trabalho serão realizadas análises sobre as ferramentas que compõem a distribuição de Pericia Forense Computacional FDTK <text:span text:style-name="T8">(Forense Digital ToolKit)</text:span> visando entender e avaliar seu funcionamento no âmbito das quatro etapas da investigação. </text:p>
      <text:p text:style-name="P7">A FDTK é, <text:span text:style-name="T7">assim como muitas outras, uma distribuição Linux baseada no Ubuntu. Esta, porém, além de ser brasileira e distribuída no idioma português, possui um foco específico na área de Pericia Forense Computacional reunindo cerca de 100 ferramentas para tal. A forma de utilização durante a investigação pode ser em LiveCD ou em uma estação de trabalho.</text:span></text:p>
      <text:p text:style-name="P3">Esta distribuição é gratuita e pode ser obtida através do próprio site, onde se encontra em sua terceira versão <text:span text:style-name="T8">(2015)</text:span>, sendo a mais atual.</text:p>
      <text:p text:style-name="P7"/>
      <text:p text:style-name="P5">2. [METODOLOGIA DE ANÁLISE]</text:p>
      <text:p text:style-name="P2">As análises serão realizadas utilizando máquinas virtuais com o VirtualBox por ser uma opção gratuita. Mesmo a estação de trabalho também estará virtualizad<text:span text:style-name="T14">a e não em LiveCD, como geralmente se usa. </text:span>Assim serão simuladas algumas situações reais de investigação <text:span text:style-name="T14">apontando as ferramentas necessárias para tal que serão avaliadas.</text:span></text:p>
      <text:p text:style-name="P5"/>
      <text:p text:style-name="P16">2.1. [FORMATO DA <text:span text:style-name="T13">A</text:span>NÁLISE]</text:p>
      <text:p text:style-name="P19">O formato <text:span text:style-name="T15">das</text:span></text:p>
      <text:p text:style-name="P18"/>
      <text:p text:style-name="P17">2.<text:span text:style-name="T10">2.</text:span> [REQUISITOS <text:span text:style-name="T8">PARA OS TESTES</text:span>]</text:p>
      <text:list xml:id="list1271437102124299473" text:style-name="L1">
        <text:list-item>
          <text:p text:style-name="P31">Microcomputador <text:span text:style-name="T9">com pelo menos 2GB de memória RAM</text:span></text:p>
        </text:list-item>
        <text:list-item>
          <text:p text:style-name="P32">VirtualBox (ou outra ferramenta para virtualização)</text:p>
        </text:list-item>
        <text:list-item>
          <text:p text:style-name="P32">Imagem da Distribuição FDTK</text:p>
        </text:list-item>
        <text:list-item>
          <text:p text:style-name="P32">Imagem do Linux Debian 9 que servirá como alvo de investigação para as ferramentas que funcionam apenas em sistemas Unix</text:p>
        </text:list-item>
        <text:list-item>
          <text:p text:style-name="P32">Imagem do Windows XP que servirá como alvo de investigação para as demais ferramentas e situações</text:p>
          <text:p text:style-name="P32"/>
        </text:list-item>
      </text:list>
      <text:p text:style-name="P5">3. [ANÁLISE DA FDTK]</text:p>
      <text:p text:style-name="P5"/>
      <text:p text:style-name="P16">3.1. [FERRAMENTAS DE COLETA]</text:p>
      <text:p text:style-name="P18"/>
      <text:p text:style-name="P23">3.1.1. [DUMP DE MEMÓRIA]</text:p>
      <text:p text:style-name="P29"/>
      <text:p text:style-name="P25">3.1.2. [DUPLICAÇÃO DOS DADOS]</text:p>
      <text:p text:style-name="P34">dc3dd<text:tab/>- <text:span text:style-name="T16">melhoria do dd e dcfldd</text:span></text:p>
      <text:p text:style-name="P35">dd_rescue – duplicação mais simples byte-a-byte</text:p>
      <text:p text:style-name="P36">guymager – interface gráfica</text:p>
      <text:p text:style-name="P37"><text:span text:style-name="T17">rdd e rddi </text:span>– robusto e com interface gráfica para auxílio</text:p>
      <text:p text:style-name="P37"/>
      <text:p text:style-name="P37"/>
      <text:p text:style-name="P25"/>
      <text:p text:style-name="P25">3.1.3. [HASH]</text:p>
      <text:p text:style-name="P25"/>
      <text:p text:style-name="P25">3.1.4. [CADEIA DE CUSTÓDIA]</text:p>
      <text:p text:style-name="P25"/>
      <text:p text:style-name="P18">3.2. [FERRAMENTAS DE EXAME]</text:p>
      <text:p text:style-name="P23"/>
      <text:p text:style-name="P25"><text:soft-page-break/>3.2.1. [RESTAURAÇÃO DE DADOS]</text:p>
      <text:p text:style-name="P25"/>
      <text:p text:style-name="P25">3.2.2. [DESCOMPRESSÃO]</text:p>
      <text:p text:style-name="P25"/>
      <text:p text:style-name="P26">3.2.3. [<text:span text:style-name="T10">QUEBRA DE SENHAS</text:span>]</text:p>
      <text:p text:style-name="P26"/>
      <text:p text:style-name="P25">3.2.<text:span text:style-name="T11">4</text:span>. [INDEXAÇÃO DOS DADOS]</text:p>
      <text:p text:style-name="P30"/>
      <text:p text:style-name="P18">3.3. [FERRAMENTAS DE ANÁLISE]</text:p>
      <text:p text:style-name="P24"/>
      <text:p text:style-name="P26">3.3.1. [<text:span text:style-name="T12">EVENTOS DO WINDOWS]</text:span></text:p>
      <text:p text:style-name="P26"/>
      <text:p text:style-name="P27">3.3.2. [NAVEGADORES]</text:p>
      <text:p text:style-name="P27"/>
      <text:p text:style-name="P28">3.3.3. [IMAGENS]</text:p>
      <text:p text:style-name="P28"/>
      <text:p text:style-name="P18">3.4. [FERRAMENTAS DE APRESENTAÇÃO]</text:p>
      <text:p text:style-name="P23"/>
      <text:p text:style-name="P28">3.4.1. [AUTOPSY]</text:p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0:45:03.859412077</meta:creation-date>
    <dc:date>2017-11-27T17:16:35.646955578</dc:date>
    <meta:editing-duration>PT13M3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5" meta:paragraph-count="67" meta:word-count="447" meta:character-count="3015" meta:non-whitespace-character-count="2606"/>
  </office:meta>
</office:document-meta>
</file>